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ab396" officeooo:paragraph-rsid="000ab396"/>
    </style:style>
    <style:style style:name="P2" style:family="paragraph" style:parent-style-name="Text_20_body" style:list-style-name="L1">
      <style:text-properties officeooo:rsid="000b60ea" officeooo:paragraph-rsid="000b60ea"/>
    </style:style>
    <style:style style:name="P3" style:family="paragraph" style:parent-style-name="Text_20_body" style:list-style-name="L1">
      <style:text-properties officeooo:rsid="000b629c" officeooo:paragraph-rsid="000b629c"/>
    </style:style>
    <style:style style:name="P4" style:family="paragraph" style:parent-style-name="Text_20_body" style:list-style-name="L1">
      <style:text-properties officeooo:rsid="000bf052" officeooo:paragraph-rsid="000bf052"/>
    </style:style>
    <style:style style:name="P5" style:family="paragraph" style:parent-style-name="Text_20_body" style:list-style-name="L1">
      <style:text-properties officeooo:rsid="000d84b1" officeooo:paragraph-rsid="000d84b1"/>
    </style:style>
    <style:style style:name="P6" style:family="paragraph" style:parent-style-name="Text_20_body" style:list-style-name="L1">
      <style:text-properties officeooo:rsid="000ef2d5" officeooo:paragraph-rsid="000ef2d5"/>
    </style:style>
    <style:style style:name="P7" style:family="paragraph" style:parent-style-name="Text_20_body" style:list-style-name="L1">
      <style:text-properties officeooo:rsid="000ef2d5" officeooo:paragraph-rsid="000fdafc"/>
    </style:style>
    <style:style style:name="P8" style:family="paragraph" style:parent-style-name="Text_20_body" style:list-style-name="L1">
      <style:text-properties officeooo:rsid="000fdafc" officeooo:paragraph-rsid="000fdafc"/>
    </style:style>
    <style:style style:name="P9" style:family="paragraph" style:parent-style-name="Text_20_body" style:list-style-name="L1">
      <style:text-properties officeooo:rsid="001107bd" officeooo:paragraph-rsid="001107bd"/>
    </style:style>
    <style:style style:name="P10" style:family="paragraph" style:parent-style-name="Text_20_body" style:list-style-name="L1">
      <style:text-properties fo:font-weight="normal" officeooo:rsid="0011ccd4" officeooo:paragraph-rsid="0011ccd4" style:font-weight-asian="normal" style:font-weight-complex="normal"/>
    </style:style>
    <style:style style:name="P11" style:family="paragraph" style:parent-style-name="Text_20_body" style:list-style-name="L1">
      <style:text-properties fo:font-weight="normal" officeooo:rsid="0016597b" officeooo:paragraph-rsid="0016597b" style:font-weight-asian="normal" style:font-weight-complex="normal"/>
    </style:style>
    <style:style style:name="P12" style:family="paragraph" style:parent-style-name="Text_20_body" style:list-style-name="L1">
      <style:text-properties fo:font-weight="normal" officeooo:rsid="00180379" officeooo:paragraph-rsid="00180379" style:font-weight-asian="normal" style:font-weight-complex="normal"/>
    </style:style>
    <style:style style:name="P13" style:family="paragraph" style:parent-style-name="Text_20_body" style:list-style-name="L1">
      <style:text-properties fo:font-weight="normal" officeooo:rsid="00181d9d" officeooo:paragraph-rsid="00181d9d" style:font-weight-asian="normal" style:font-weight-complex="normal"/>
    </style:style>
    <style:style style:name="P14" style:family="paragraph" style:parent-style-name="Text_20_body" style:list-style-name="L1">
      <style:text-properties fo:font-weight="normal" officeooo:rsid="001b951d" officeooo:paragraph-rsid="001b951d" style:font-weight-asian="normal" style:font-weight-complex="normal"/>
    </style:style>
    <style:style style:name="P15" style:family="paragraph" style:parent-style-name="Text_20_body" style:list-style-name="L1">
      <style:text-properties fo:font-weight="normal" officeooo:rsid="001bd1af" officeooo:paragraph-rsid="001bd1af" style:font-weight-asian="normal" style:font-weight-complex="normal"/>
    </style:style>
    <style:style style:name="T1" style:family="text">
      <style:text-properties officeooo:rsid="000b3a08"/>
    </style:style>
    <style:style style:name="T2" style:family="text">
      <style:text-properties officeooo:rsid="000b629c"/>
    </style:style>
    <style:style style:name="T3" style:family="text">
      <style:text-properties style:text-position="super 58%"/>
    </style:style>
    <style:style style:name="T4" style:family="text">
      <style:text-properties officeooo:rsid="001107b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6597b"/>
    </style:style>
    <style:style style:name="T8" style:family="text">
      <style:text-properties officeooo:rsid="001ab5db"/>
    </style:style>
    <style:style style:name="T9" style:family="text">
      <style:text-properties officeooo:rsid="001cf3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SG<text:span text:style-name="T1">i</text:span></text:p>
      <text:h text:style-name="Heading_20_1" text:outline-level="1">OSGi and the enterprise—why now?</text:h>
      <text:p text:style-name="Text_20_body"/>
      <text:list xml:id="list5438291797947730400" text:style-name="L1">
        <text:list-item>
          <text:p text:style-name="P1">Enterprise Java has scalable problem</text:p>
        </text:list-item>
        <text:list-item>
          <text:p text:style-name="P1">OSG<text:span text:style-name="T1">i</text:span> is pretty low level.</text:p>
        </text:list-item>
        <text:list-item>
          <text:p text:style-name="P2">For achieve more scalable and modularity in application</text:p>
          <text:list>
            <text:list-item>
              <text:p text:style-name="P2">we’ve to combine Java and OSGi</text:p>
            </text:list-item>
          </text:list>
        </text:list-item>
        <text:list-item>
          <text:p text:style-name="P2">Java flat class path wasn’t scaling well for massive applications</text:p>
          <text:list>
            <text:list-item>
              <text:p text:style-name="P2">application miss needed classes</text:p>
            </text:list-item>
            <text:list-item>
              <text:p text:style-name="P2">application include unwanted classes</text:p>
            </text:list-item>
            <text:list-item>
              <text:p text:style-name="P2">core Java → tightly coupled and not dynamic</text:p>
            </text:list-item>
            <text:list-item>
              <text:p text:style-name="P2">private classes wasn’t actually private </text:p>
            </text:list-item>
          </text:list>
        </text:list-item>
        <text:list-item>
          <text:p text:style-name="P2">Java provide great modularity in class and package level.</text:p>
        </text:list-item>
        <text:list-item>
          <text:p text:style-name="P2">Classes can be put together into JAR files</text:p>
          <text:list>
            <text:list-item>
              <text:p text:style-name="P2">But JAR files <text:span text:style-name="T2">doesn’t provide encapsulation</text:span></text:p>
              <text:list>
                <text:list-item>
                  <text:p text:style-name="P3">( i.e Java classes inside JAR can be access by externally )</text:p>
                </text:list-item>
              </text:list>
            </text:list-item>
          </text:list>
        </text:list-item>
        <text:list-item>
          <text:p text:style-name="P4">Why modularity ? </text:p>
          <text:list>
            <text:list-item>
              <text:p text:style-name="P4">Reduces effort of duplicating functionalities</text:p>
            </text:list-item>
            <text:list-item>
              <text:p text:style-name="P4">improve scalability</text:p>
            </text:list-item>
          </text:list>
        </text:list-item>
        <text:list-item>
          <text:p text:style-name="P5">Modularity</text:p>
          <text:list>
            <text:list-item>
              <text:p text:style-name="P5">Enterprise Java → difficult</text:p>
            </text:list-item>
            <text:list-item>
              <text:p text:style-name="P5">Standard Java → less difficult than Enterprise Java</text:p>
            </text:list-item>
          </text:list>
        </text:list-item>
        <text:list-item>
          <text:p text:style-name="P6">Differences of enterprise and standard Java</text:p>
          <text:list>
            <text:list-item>
              <text:p text:style-name="P7">Enterprise programmers don’t work for large corporations</text:p>
              <text:list>
                <text:list-item>
                  <text:p text:style-name="P8">3<text:span text:style-name="T3">rd</text:span> party softwares cannot produce to a enterprise model</text:p>
                </text:list-item>
              </text:list>
            </text:list-item>
            <text:list-item>
              <text:p text:style-name="P8">Enterprise applications need remote access <text:span text:style-name="T4">from multiple users. So it needs to persists user data. To store that it’s difficult to implement interfaces for each user.</text:span></text:p>
            </text:list-item>
          </text:list>
        </text:list-item>
        <text:list-item>
          <text:p text:style-name="P9"><text:soft-page-break/>Distribution is the key feature of <text:span text:style-name="T5">enterprise computing. </text:span><text:span text:style-name="T6">Transactions and web are facilitating distribution.</text:span></text:p>
        </text:list-item>
        <text:list-item>
          <text:p text:style-name="P10">For develop large scale application using Java EE, it needs more modularity than basic java provide.</text:p>
        </text:list-item>
        <text:list-item>
          <text:p text:style-name="P10">Closed coupling == spaghetti code == big ball of mud</text:p>
        </text:list-item>
        <text:list-item>
          <text:p text:style-name="P10"><text:s/><text:span text:style-name="T7">OSGi needs to</text:span></text:p>
          <text:list>
            <text:list-item>
              <text:p text:style-name="P11">solve Java modularity problem</text:p>
            </text:list-item>
            <text:list-item>
              <text:p text:style-name="P11">make Java to use in embedded and network devices</text:p>
            </text:list-item>
          </text:list>
        </text:list-item>
        <text:list-item>
          <text:p text:style-name="P11">OSGi enables → abstraction, encapsulation, decomposition, loose coupling, and reuse.</text:p>
        </text:list-item>
        <text:list-item>
          <text:p text:style-name="P12">OSGi use core Java constructs such as classloaders and manifest in order t enable system modularity</text:p>
        </text:list-item>
        <text:list-item>
          <text:p text:style-name="P13">Bundles == Java modules == JAR files + extra headers + meta data(manifest)</text:p>
        </text:list-item>
        <text:list-item>
          <text:p text:style-name="P13">OSGi runtime == OSGi framework == framework</text:p>
          <text:list>
            <text:list-item>
              <text:p text:style-name="P13">this is a container, which manages the life cycle and operations of a OSGi bundles</text:p>
            </text:list-item>
            <text:list-item>
              <text:p text:style-name="P13">outside OSGi framework → bundles behave differently</text:p>
            </text:list-item>
            <text:list-item>
              <text:p text:style-name="P13">inside OSGi framework → bundles behave differently</text:p>
              <text:list>
                <text:list-item>
                  <text:p text:style-name="P13">any other JAR file cannot access current JAR file unless it <text:span text:style-name="T8">exported</text:span></text:p>
                </text:list-item>
              </text:list>
            </text:list-item>
          </text:list>
        </text:list-item>
        <text:list-item>
          <text:p text:style-name="P14">Versioning</text:p>
          <text:list>
            <text:list-item>
              <text:p text:style-name="P15">default version – 0.0.0</text:p>
            </text:list-item>
            <text:list-item>
              <text:p text:style-name="P15">versioning doesn’t only <text:span text:style-name="T9">apply to packages; OSGi bundles are also versiond.</text:span></text:p>
            </text:list-item>
          </text:list>
        </text:list-item>
        <text:list-item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9:51:13.806796440</meta:creation-date>
    <dc:date>2017-08-10T17:05:36.794592614</dc:date>
    <meta:editing-duration>PT11H53M18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2" meta:paragraph-count="43" meta:word-count="367" meta:character-count="2138" meta:non-whitespace-character-count="1851"/>
  </office:meta>
</office:document-meta>
</file>